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6" style:family="paragraph" style:parent-style-name="Text_20_body">
      <style:paragraph-properties fo:text-align="center" style:justify-single-word="false"/>
      <style:text-properties style:font-name="Arial1"/>
    </style:style>
    <style:style style:name="P7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9" style:family="paragraph" style:parent-style-name="Text_20_body">
      <style:text-properties fo:font-size="18pt" style:font-size-asian="18pt" style:font-size-complex="18pt"/>
    </style:style>
    <style:style style:name="P1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color="#314004" style:font-name="Lucida Console" fo:font-size="10pt"/>
    </style:style>
    <style:style style:name="P12" style:family="paragraph" style:parent-style-name="Text_20_body">
      <style:text-properties fo:color="#314004" style:font-name="Lucida Console1" fo:font-size="10pt" style:font-size-asian="10pt" style:font-size-complex="10pt"/>
    </style:style>
    <style:style style:name="P13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4" style:family="paragraph" style:parent-style-name="Text_20_body">
      <style:text-properties style:font-name="Lucida Console1" fo:font-size="10pt" style:font-size-asian="10pt" style:font-size-complex="10pt"/>
    </style:style>
    <style:style style:name="P15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Arial1"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17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1" fo:font-size="10pt" style:font-size-asian="10pt" style:font-size-complex="10pt"/>
    </style:style>
    <style:style style:name="P18" style:family="paragraph" style:parent-style-name="Title">
      <style:text-properties fo:font-size="18pt" style:font-size-asian="18pt" style:font-size-complex="18pt"/>
    </style:style>
    <style:style style:name="P19" style:family="paragraph" style:parent-style-name="Title">
      <style:text-properties style:font-name="Arial1" fo:font-size="24pt" style:font-size-asian="24pt" style:font-size-complex="24pt"/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3" style:family="paragraph" style:parent-style-name="Preformatted_20_Text">
      <style:paragraph-properties fo:margin-top="0in" fo:margin-bottom="0.1965in"/>
    </style:style>
    <style:style style:name="P24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25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26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28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1" fo:font-size="10pt" style:font-size-asian="10pt" style:font-size-complex="10pt"/>
    </style:style>
    <style:style style:name="P29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314004" style:font-name="Lucida Console1" fo:font-size="10pt" style:font-size-asian="10pt" style:font-size-complex="10pt"/>
    </style:style>
    <style:style style:name="P30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31" style:family="paragraph" style:parent-style-name="Heading_20_2">
      <style:text-properties style:font-name="Times New Roman"/>
    </style:style>
    <style:style style:name="P32" style:family="paragraph" style:parent-style-name="Heading_20_2">
      <style:text-properties style:font-name="Times New Roman" fo:font-size="14pt" style:font-size-asian="14pt" style:font-size-complex="14pt"/>
    </style:style>
    <style:style style:name="P33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34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35" style:family="paragraph" style:parent-style-name="Heading_20_1">
      <style:text-properties fo:font-size="18pt" style:font-size-asian="18pt" style:font-size-complex="18pt"/>
    </style:style>
    <style:style style:name="P36" style:family="paragraph" style:parent-style-name="Heading_20_1" style:list-style-name="">
      <style:text-properties fo:font-size="18pt" style:font-size-asian="18pt" style:font-size-complex="18pt"/>
    </style:style>
    <style:style style:name="P37" style:family="paragraph" style:parent-style-name="Heading_20_1">
      <style:text-properties style:font-name="Times New Roman"/>
    </style:style>
    <style:style style:name="P38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39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40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41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42" style:family="paragraph" style:parent-style-name="Text_20_body">
      <style:text-properties fo:font-size="12pt" style:font-size-asian="12pt" style:font-size-complex="12pt"/>
    </style:style>
    <style:style style:name="P43" style:family="paragraph" style:parent-style-name="Text_20_body">
      <style:text-properties style:font-name="Lucida Console1" fo:font-size="12pt" style:font-size-asian="12pt" style:font-size-complex="12pt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font-style="normal" style:font-style-asian="normal" style:font-style-complex="normal"/>
    </style:style>
    <style:style style:name="T19" style:family="text">
      <style:text-properties style:font-name="Lucida Console1" fo:font-style="normal" style:font-style-asian="normal" style:font-style-complex="normal"/>
    </style:style>
    <style:style style:name="T20" style:family="text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18"/>
      <text:p text:style-name="P19"><text:s/>Zekai Otles </text:p>
      <text:p text:style-name="P7">Created on \Sexpr{date()} </text:p>
      <text:p text:style-name="P7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1">Table of Contents</text:p>
          </text:index-title>
          <text:p text:style-name="P20"><text:s/>1 Introduction<text:tab/>3</text:p>
          <text:p text:style-name="P20"><text:s/>2 Environment Setup for R programming Developers<text:tab/>3</text:p>
          <text:p text:style-name="P22"><text:s/>2.1 <text:s/>Environment setup<text:tab/>3</text:p>
          <text:p text:style-name="P22"><text:s/>2.2 <text:s/>Using Version Control System<text:tab/>3</text:p>
          <text:p text:style-name="P22"><text:s/>2.3 Using IDE to develop R scripts<text:tab/>3</text:p>
          <text:p text:style-name="P22"><text:s/>2.4 Writing functions<text:tab/>3</text:p>
          <text:p text:style-name="P22"><text:s/>2.5 Create R package System<text:tab/>3</text:p>
          <text:p text:style-name="P20"><text:s/>3 Simple Data Types and Objects<text:tab/>3</text:p>
          <text:p text:style-name="P20"><text:s/>4 Control Structures<text:tab/>3</text:p>
          <text:p text:style-name="P22"><text:s/>4.1 If then Else statements<text:tab/>3</text:p>
          <text:p text:style-name="P22"><text:s/>4.2 Switch statements<text:tab/>4</text:p>
          <text:p text:style-name="P20"><text:s/>5 Loop Structures<text:tab/>5</text:p>
          <text:p text:style-name="P22"><text:s/>5.1 For statements<text:tab/>5</text:p>
          <text:p text:style-name="P22"><text:s/>5.2 while staments<text:tab/>5</text:p>
          <text:p text:style-name="P22"><text:s/>5.3 DfRCtVisits<text:tab/>7</text:p>
          <text:p text:style-name="P20"><text:s/>6 Data Structures<text:tab/>8</text:p>
          <text:p text:style-name="P22"><text:s/>6.1 Vector<text:tab/>8</text:p>
          <text:p text:style-name="P22"><text:s/>6.2 Matrix<text:tab/>8</text:p>
          <text:p text:style-name="P22"><text:s/>6.3 DataFrame<text:tab/>8</text:p>
          <text:p text:style-name="P20"><text:s/>7 Simple Statistical Outputs<text:tab/>8</text:p>
          <text:p text:style-name="P20"><text:s/>8 Simple Table Outputs<text:tab/>8</text:p>
        </text:index-body>
      </text:table-of-content>
      <text:p text:style-name="P7"/>
      <text:h text:style-name="P39" text:outline-level="1">Introduction</text:h>
      <text:p text:style-name="P8"><text:tab/></text:p>
      <text:h text:style-name="P34" text:outline-level="1">Environment Setup for R programming Developers</text:h>
      <text:h text:style-name="Heading_20_2" text:outline-level="2"><text:s/>Environment setup</text:h>
      <text:p text:style-name="P16"/>
      <text:p text:style-name="P6"/>
      <text:p text:style-name="P5"/>
      <text:p text:style-name="P2">&lt;&lt;environment, <text:s/>echo=FALSE, results=xml&gt;&gt;=</text:p>
      <text:p text:style-name="P2"/>
      <text:p text:style-name="P24">odfTable(pkgVersions("data frame"))</text:p>
      <text:p text:style-name="P25">@</text:p>
      <text:p text:style-name="Preformatted_20_Text"><text:span text:style-name="Source_20_Text"/></text:p>
      <text:p text:style-name="P23"><text:span text:style-name="Source_20_Text"><text:span text:style-name="T4">&lt;&lt;environmentl&gt;&gt;=</text:span></text:span></text:p>
      <text:p text:style-name="P26">environment("ls")</text:p>
      <text:p text:style-name="P26">cat("Current Working Dir \n",getwd())</text:p>
      <text:p text:style-name="P4">@</text:p>
      <text:p text:style-name="P4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15"/>
      <text:h text:style-name="P35" text:outline-level="1">Simple Data Types and Objects</text:h>
      <text:h text:style-name="P35" text:outline-level="1">Control Structures</text:h>
      <text:p text:style-name="P9"/>
      <text:p text:style-name="Text_20_body"><text:span text:style-name="T5"><text:tab/>Control structures are used to change a flow or follow a logic. The control structures are easily could make any program more followable for maintenance and understanding, they could also turn the </text:span><text:soft-page-break/><text:span text:style-name="T5">most unfollowable code. Control structures are very straight forward when used in a modular way in a less number of statements or calling other reusable functions.oo</text:span></text:p>
      <text:p text:style-name="Text_20_body"><text:span text:style-name="T5"><text:tab/>In the following sections, the usage of <text:s/></text:span><text:span text:style-name="T6">if </text:span><text:span text:style-name="T7"><text:s/>block will be explained with examples. The samples should help reader to solidify the understandif of te control structures.</text:span></text:p>
      <text:h text:style-name="Heading_20_2" text:outline-level="2">If statements</text:h>
      <text:p text:style-name="P10"><text:tab/>Let's use simple vector which contains only numbers, check if <text:s/>numbers is equal to specific value assign iFound as True.</text:p>
      <text:p text:style-name="Text_20_body"><text:span text:style-name="T9">If</text:span><text:span text:style-name="T10"> ( Statements) { Assignment}</text:span><text:tab/></text:p>
      <text:p text:style-name="Text_20_body">&lt;&lt;ifStatement1, echo=FALSE&gt;&gt;=</text:p>
      <text:p text:style-name="P28">cat(“x&lt;-c(0,3,6,9,12,15,18,21,24)”)</text:p>
      <text:p text:style-name="P29">cat(“if(x[which(x==6)]==6){iFound&lt;-TRUE}”)</text:p>
      <text:p text:style-name="P17">cat(“print(iFound)”)</text:p>
      <text:p text:style-name="P17">print(iFound)</text:p>
      <text:p text:style-name="Text_20_body">@</text:p>
      <text:p text:style-name="Text_20_body"/>
      <text:p text:style-name="Text_20_body"><text:tab/>In the above example, which finds the index number for the value. <text:s/>The usage of <text:s/><text:span text:style-name="T8">which</text:span><text:span text:style-name="T11"> in 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<text:span text:style-name="Strong_20_Emphasis">Operator</text:span></text:p>
          </table:table-cell>
          <table:table-cell table:style-name="Table1.A1" office:value-type="string">
            <text:p text:style-name="P27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27"><text:span text:style-name="Strong_20_Emphasis">==</text:span></text:p>
          </table:table-cell>
          <table:table-cell table:style-name="Table1.A1" office:value-type="string">
            <text:p text:style-name="P27">Equal to</text:p>
          </table:table-cell>
        </table:table-row>
        <table:table-row>
          <table:table-cell table:style-name="Table1.A1" office:value-type="string">
            <text:p text:style-name="P27">!=</text:p>
          </table:table-cell>
          <table:table-cell table:style-name="Table1.A1" office:value-type="string">
            <text:p text:style-name="P27">Not equal to</text:p>
          </table:table-cell>
        </table:table-row>
        <table:table-row>
          <table:table-cell table:style-name="Table1.A1" office:value-type="string">
            <text:p text:style-name="P27"><text:span text:style-name="Strong_20_Emphasis">&lt;</text:span></text:p>
          </table:table-cell>
          <table:table-cell table:style-name="Table1.A1" office:value-type="string">
            <text:p text:style-name="P27">Less than</text:p>
          </table:table-cell>
        </table:table-row>
        <table:table-row>
          <table:table-cell table:style-name="Table1.A1" office:value-type="string">
            <text:p text:style-name="P27"><text:span text:style-name="Strong_20_Emphasis">&lt;=</text:span></text:p>
          </table:table-cell>
          <table:table-cell table:style-name="Table1.A1" office:value-type="string">
            <text:p text:style-name="P27">Less or equal to </text:p>
          </table:table-cell>
        </table:table-row>
        <table:table-row>
          <table:table-cell table:style-name="Table1.A1" office:value-type="string">
            <text:p text:style-name="P27"><text:span text:style-name="Strong_20_Emphasis">&gt;</text:span></text:p>
          </table:table-cell>
          <table:table-cell table:style-name="Table1.A1" office:value-type="string">
            <text:p text:style-name="P27">Greater than </text:p>
          </table:table-cell>
        </table:table-row>
        <table:table-row>
          <table:table-cell table:style-name="Table1.A1" office:value-type="string">
            <text:p text:style-name="P27"><text:span text:style-name="Strong_20_Emphasis">&gt;=</text:span></text:p>
          </table:table-cell>
          <table:table-cell table:style-name="Table1.A1" office:value-type="string">
            <text:p text:style-name="P27">Greater or equal to </text:p>
          </table:table-cell>
        </table:table-row>
        <table:table-row>
          <table:table-cell table:style-name="Table1.A1" office:value-type="string">
            <text:p text:style-name="P27">&amp;</text:p>
          </table:table-cell>
          <table:table-cell table:style-name="Table1.A1" office:value-type="string">
            <text:p text:style-name="P27">And</text:p>
          </table:table-cell>
        </table:table-row>
        <table:table-row>
          <table:table-cell table:style-name="Table1.A1" office:value-type="string">
            <text:p text:style-name="P27">|</text:p>
          </table:table-cell>
          <table:table-cell table:style-name="Table1.A1" office:value-type="string">
            <text:p text:style-name="P27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ext_20_body">&lt;&lt;ifStatement2, echo=FALSE&gt;&gt;=</text:p>
      <text:p text:style-name="P14">cat(“Ex. 1”)</text:p>
      <text:p text:style-name="P14">cat(“if(demDat[indx,1] ==1 ) {demDat[indx,1]&lt;-'M'}”)</text:p>
      <text:p text:style-name="P14"/>
      <text:p text:style-name="P14">cat(“\nEx.2”)</text:p>
      <text:p text:style-name="P12"><text:soft-page-break/>cat(“if(demDat[indx,2] &lt;=25 )demDat[indx,2]&lt;-'Y' “)</text:p>
      <text:p text:style-name="P12"/>
      <text:p text:style-name="P11">cat(“\nEx.3”)</text:p>
      <text:p text:style-name="P11">cat(“ if(demDat[indx,2] &gt; 50 ) {demDat[indx,2]&lt;-'O'} “)</text:p>
      <text:p text:style-name="P12"/>
      <text:p text:style-name="P11">cat(“\nEx.4”)</text:p>
      <text:p text:style-name="P11">cat(“if(demDat[indx,2] &gt; 25 &amp; demDat[indx,2] &lt;=50 )demDat[indx,2]&lt;-'M' “)</text:p>
      <text:p text:style-name="P12"/>
      <text:p text:style-name="Text_20_body">@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pan text:style-name="T8"><text:tab/>else</text:span> (statements) { Assignment}</text:p>
      <text:p text:style-name="Text_20_body"/>
      <text:p text:style-name="P13"><text:tab/></text:p>
      <text:p text:style-name="Text_20_body">&lt;&lt;conditionalStatements&gt;&gt;=</text:p>
      <text:p text:style-name="Text_20_body">#cat(conditionalStatements())</text:p>
      <text:p text:style-name="Text_20_body">@</text:p>
      <text:p text:style-name="P3"/>
      <text:p text:style-name="P2"/>
      <text:h text:style-name="P31" text:outline-level="2">Switch statements</text:h>
      <text:p text:style-name="P2"/>
      <text:p text:style-name="P3"/>
      <text:list xml:id="list8659667698185115579" text:style-name="L1">
        <text:list-header>
          <text:p text:style-name="P30"/>
        </text:list-header>
      </text:list>
      <text:h text:style-name="P40" text:outline-level="1">Loop Structures</text:h>
      <text:p text:style-name="Text_20_body"><text:span text:style-name="T14"><text:tab/>The loop structures are needed to access elements of vectors, matrix, list and data frame. The <text:s/>access of <text:s/>the data is important to reach or manipulate the elements. The </text:span><text:span text:style-name="T15">for</text:span><text:span text:style-name="T14"> and </text:span><text:span text:style-name="T15">whil</text:span><text:span text:style-name="T14">e loop <text:s/>are used to iterate elements.</text:span></text:p>
      <text:h text:style-name="P32" text:outline-level="2">For loop</text:h>
      <text:p text:style-name="Text_20_body"><text:span text:style-name="T13"><text:tab/></text:span><text:span text:style-name="T14">The for loop is used for sequeantially access the data elements. Each element of data stuctures can be reached, used or manipulated within the </text:span><text:span text:style-name="T15">for</text:span><text:span text:style-name="T14"> loop. The</text:span><text:span text:style-name="T15"> for</text:span><text:span text:style-name="T14"> loop is in the following format.</text:span></text:p>
      <text:p text:style-name="P42"><text:span text:style-name="T12"><text:tab/>for (values in sequence) {</text:span></text:p>
      <text:p text:style-name="P42"><text:span text:style-name="T12"><text:tab/><text:tab/>statement</text:span></text:p>
      <text:p text:style-name="P42"><text:span text:style-name="T12"><text:tab/>} </text:span></text:p>
      <text:p text:style-name="P42"><text:span text:style-name="T12"><text:tab/>The following code snippets how </text:span><text:span text:style-name="T17">for </text:span><text:span text:style-name="T18"><text:s/>loop is used. In the following example, 100 number with specified seed assign to vector. This vector has only integers for demonstration pupose.</text:span></text:p>
      <text:p text:style-name="P42"><text:span text:style-name="T18"><text:tab/></text:span></text:p>
      <text:p text:style-name="P42"><text:span text:style-name="T18">&lt;&lt;forLoop1, echo=FALSE&gt;&gt;=</text:span></text:p>
      <text:p text:style-name="Text_20_body"><text:span text:style-name="T16"><text:tab/></text:span><text:span text:style-name="T20">cat(“set.seed(312)”)</text:span></text:p>
      <text:p text:style-name="P42"><text:span text:style-name="T19"><text:tab/>set.seed(312)</text:span></text:p>
      <text:p text:style-name="P43"><text:span text:style-name="T11"><text:s/><text:tab/>cat(“create 100 random number between 0 and 1000”)</text:span></text:p>
      <text:p text:style-name="P43"><text:span text:style-name="T11"><text:s text:c="2"/><text:tab/>cat(“xInt&lt;-floor(runif(100,0,1000))”)</text:span></text:p>
      <text:p text:style-name="P43"><text:span text:style-name="T11"><text:tab/>xInt&lt;-floor(runif(100,0,1000))</text:span></text:p>
      <text:p text:style-name="P43"><text:span text:style-name="T11"><text:s text:c="2"/><text:tab/>cat(“for(indx in 0:length(xInt) ){”)</text:span></text:p>
      <text:p text:style-name="P43"><text:span text:style-name="T11"><text:tab/>cat(“if(indx %%10 ==0){print(xInt[indx])}”)</text:span></text:p>
      <text:p text:style-name="P43"><text:span text:style-name="T11"><text:tab/>cat(“}”)</text:span></text:p>
      <text:p text:style-name="P43"><text:span text:style-name="T11"><text:tab/>for(indx in 0:length(xInt) ){</text:span></text:p>
      <text:p text:style-name="P43"><text:span text:style-name="T11"><text:s text:c="4"/><text:tab/><text:tab/></text:span></text:p>
      <text:p text:style-name="P43"><text:span text:style-name="T11"><text:s text:c="2"/><text:tab/><text:tab/>if(indx %%10 ==0){print(xInt[indx])}</text:span></text:p>
      <text:p text:style-name="P43"><text:span text:style-name="T11"><text:tab/>}</text:span></text:p>
      <text:p text:style-name="P43"><text:span text:style-name="T11"><text:s text:c="2"/><text:tab/></text:span></text:p>
      <text:p text:style-name="P42"><text:span text:style-name="T18">@</text:span></text:p>
      <text:h text:style-name="Heading_20_2" text:outline-level="2"><text:span text:style-name="T13">While loop</text:span></text:h>
      <text:p text:style-name="Text_20_body"><text:span text:style-name="T13"/></text:p>
      <text:p text:style-name="Standard"><text:span text:style-name="T13"><text:tab/>while(expression) {</text:span></text:p>
      <text:p text:style-name="Text_20_body"><text:span text:style-name="T13"><text:tab/><text:tab/>statement</text:span></text:p>
      <text:p text:style-name="Text_20_body"><text:span text:style-name="T13"><text:tab/>}</text:span></text:p>
      <text:p text:style-name="Standard"/>
      <text:p text:style-name="P2"><text:soft-page-break/></text:p>
      <text:p text:style-name="P3"/>
      <text:h text:style-name="P36" text:outline-level="1"/>
      <text:h text:style-name="P39" text:outline-level="1">Data Structures</text:h>
      <text:p text:style-name="Text_20_body"/>
      <text:h text:style-name="P33" text:outline-level="2">Vector</text:h>
      <text:h text:style-name="P33" text:outline-level="2">Matrix</text:h>
      <text:h text:style-name="P33" text:outline-level="2">DataFrame</text:h>
      <text:h text:style-name="P41" text:outline-level="2"/>
      <text:h text:style-name="P35" text:outline-level="1">Simple Statistical Analysis</text:h>
      <text:h text:style-name="P37" text:outline-level="1"><text:span text:style-name="T1">Simple</text:span><text:span text:style-name="T1"> Statistical Analysis</text:span></text:h>
      <text:h text:style-name="P38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02-22T00:19:43.07</dc:date>
    <meta:editing-duration>PT18H58M56S</meta:editing-duration>
    <meta:editing-cycles>130</meta:editing-cycles>
    <meta:generator>OpenOffice/4.1.2$Win32 OpenOffice.org_project/412m3$Build-9782</meta:generator>
    <dc:creator>Zekai Otles</dc:creator>
    <meta:document-statistic meta:table-count="1" meta:image-count="0" meta:object-count="0" meta:page-count="8" meta:paragraph-count="129" meta:word-count="690" meta:character-count="4570"/>
  </office:meta>
</office:document-meta>
</file>